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丸ゴ ProN" svg:font-family="'ヒラギノ丸ゴ ProN'" style:font-adornments="太字" style:font-family-generic="swiss" style:font-pitch="variable"/>
    <style:font-face style:name="ヒラギノ丸ゴ ProN1" svg:font-family="'ヒラギノ丸ゴ ProN'" style:font-adornments="標準" style:font-family-generic="swiss" style:font-pitch="variable"/>
  </office:font-face-decls>
  <office:automatic-styles>
    <style:style style:name="P1" style:family="paragraph" style:parent-style-name="Text_20_body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丸ゴ ProN" svg:font-family="'ヒラギノ丸ゴ ProN'" style:font-adornments="太字" style:font-family-generic="swiss" style:font-pitch="variable"/>
    <style:font-face style:name="ヒラギノ丸ゴ ProN1" svg:font-family="'ヒラギノ丸ゴ ProN'" style:font-adornments="標準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/>
      <style:text-properties fo:font-size="9pt" fo:font-weight="bold" style:font-name-asian="ヒラギノ丸ゴ ProN" style:font-family-asian="'ヒラギノ丸ゴ ProN'" style:font-style-name-asian="太字" style:font-family-generic-asian="swiss" style:font-pitch-asian="variable" style:font-size-asian="9pt" style:language-asian="none" style:country-asian="none" style:font-weight-asian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2pt" fo:font-weight="bold" style:font-name-asian="ヒラギノ丸ゴ ProN1" style:font-family-asian="'ヒラギノ丸ゴ ProN'" style:font-style-name-asian="標準" style:font-family-generic-asian="swiss" style:font-pitch-asian="variable" style:font-size-asian="12pt" style:language-asian="none" style:country-asian="none" style:font-style-asian="normal" style:font-weight-asian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24c7f6"/>
    </style:style>
    <style:style style:name="MP2" style:family="paragraph" style:parent-style-name="Header">
      <style:text-properties officeooo:paragraph-rsid="0021c024"/>
    </style:style>
    <style:page-layout style:name="Mpm1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14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 style:next-style-name="Right_20_Page">
      <style:header>
        <text:p text:style-name="MP1"><text:user-defined style:data-style-name="N0" text:name="vc-artist"/><text:s/>/ <text:user-defined style:data-style-name="N0" text:name="vc-title"/></text:p>
        <text:p text:style-name="MP1"><text:user-defined style:data-style-name="N0" text:name="vc-collab-type"/><text:s/><text:user-defined style:data-style-name="N0" text:name="vc-collab"/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MP2"><text:user-defined style:data-style-name="N0" text:name="vc-artist"/><text:s/>/ <text:user-defined style:data-style-name="N0" text:name="vc-title"/></text:p>
        <text:p text:style-name="MP2"><text:user-defined style:data-style-name="N0" text:name="vc-collab-type"/><text:s/><text:user-defined style:data-style-name="N0" text:name="vc-collab"/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MP2"><text:user-defined style:data-style-name="N0" text:name="vc-artist"/><text:s/>/ <text:user-defined style:data-style-name="N0" text:name="vc-title"/></text:p>
        <text:p text:style-name="MP2"><text:user-defined style:data-style-name="N0" text:name="vc-collab-type"/><text:s/><text:user-defined style:data-style-name="N0" text:name="vc-collab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MacOSX_X86_64 LibreOffice_project/e1cf4a87eb02d755bce1a01209907ea5ddc8f069</meta:generator>
    <dc:date>2025-02-28T22:00:39.264681000</dc:date>
    <meta:editing-duration>PT3H51M32S</meta:editing-duration>
    <meta:editing-cycles>10</meta:editing-cycles>
    <meta:document-statistic meta:table-count="0" meta:image-count="0" meta:object-count="0" meta:page-count="1" meta:paragraph-count="7" meta:word-count="5" meta:character-count="24" meta:non-whitespace-character-count="14"/>
    <meta:user-defined meta:name="vc-artist"/>
    <meta:user-defined meta:name="vc-collab"/>
    <meta:user-defined meta:name="vc-collab-type"/>
    <meta:user-defined meta:name="vc-title"/>
  </office:meta>
</office:document-meta>
</file>